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">
      <style:paragraph-properties fo:text-align="justify" style:justify-single-word="false"/>
      <style:text-properties style:font-name="Arial"/>
    </style:style>
    <style:style style:name="P2" style:family="paragraph" style:parent-style-name="Standard" style:list-style-name="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 style:list-style-name="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 style:list-style-name="">
      <style:paragraph-properties fo:text-align="justify" style:justify-single-word="false"/>
    </style:style>
    <style:style style:name="P5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6" style:family="paragraph" style:parent-style-name="Standard" style:list-style-name="" style:master-page-name="Standard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000080" style:font-name="Arial" fo:font-size="10pt" fo:language="zxx" fo:country="none" style:text-underline-style="solid" style:text-underline-width="auto" style:text-underline-color="font-color" fo:font-weight="normal" style:font-size-asian="10pt" style:language-asian="zxx" style:country-asian="none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ielsetzung Projektarbeit</text:p>
      <text:p text:style-name="Standard"/>
      <text:p text:style-name="Standard"/>
      <text:p text:style-name="Standard"/>
      <text:p text:style-name="P1">Zielsetzung dieser Projektarbeit ist es ein simples neuronales Netzwerk (<text:span text:style-name="T1">NN</text:span>) bzw. ein Multilayer Perceptron (<text:span text:style-name="T1">MLP</text:span>) zu erstellen und seine Aktivität zu visualisieren.</text:p>
      <text:p text:style-name="P4"/>
      <text:p text:style-name="P1"><text:span text:style-name="T1">Programmiersprache:</text:span> Python</text:p>
      <text:p text:style-name="P4"/>
      <text:p text:style-name="P2">Anforderung Teil NN / MLP:</text:p>
      <text:p text:style-name="P1"><text:tab/>Anforderung an das NN / MLP ist es mindestens auf Logikfunktionen trainiert <text:tab/>werden zu können. Dabei sollte das NN / MLP möglichst von Grund auf aufgebaut <text:tab/>werden.</text:p>
      <text:p text:style-name="P4"/>
      <text:p text:style-name="P2">Anforderung Teil Visualisierung: </text:p>
      <text:p text:style-name="P1"><text:tab/>Anforderung an die Visualisierung ist es die Vorgänge des NN / MLP grafisch <text:tab/>darzustellen.</text:p>
      <text:p text:style-name="P4"/>
      <text:p text:style-name="P2">Durchführung:</text:p>
      <text:p text:style-name="P1"><text:span text:style-name="T1"><text:tab/></text:span>Abgabe April 2020</text:p>
      <text:p text:style-name="P4"/>
      <text:list xml:id="list4255508690432645028" text:style-name="RTF_5f_Num_20_2">
        <text:list-item>
          <text:list>
            <text:list-item>
              <text:list>
                <text:list-item>
                  <text:p text:style-name="P5">Organisatorisches erfüllen (Git-Projekt erstellen, Klassendiagramme, Zielsetzung)</text:p>
                </text:list-item>
                <text:list-item>
                  <text:p text:style-name="P5">Implementierung Teil NN / MLP</text:p>
                </text:list-item>
                <text:list-item>
                  <text:p text:style-name="P5">Implementierung Teil Visualisierung</text:p>
                </text:list-item>
              </text:list>
            </text:list-item>
          </text:list>
        </text:list-item>
      </text:list>
      <text:p text:style-name="P4"/>
      <text:p text:style-name="P2">Implementierung Teil Visualisierung:</text:p>
      <text:p text:style-name="P1"><text:tab/>Die Visualisierung wird über PyQtGraph erfolgen. Dazu werden Teile eines <text:tab/>bestehendes Projekt wiederverwendet:</text:p>
      <text:p text:style-name="P1"><text:tab/><text:tab/></text:p>
      <text:p text:style-name="P4"><text:span text:style-name="T2"><text:tab/></text:span><text:a xlink:type="simple" xlink:href="https://github.com/FlorianGelb/DB_Rosen/blob/add_to_db_widget/GraphPlot/TreePlotter.py" text:style-name="Internet_20_link" text:visited-style-name="Visited_20_Internet_20_Link"><text:span text:style-name="T3">https://github.com/FlorianGelb/DB_Rosen/blob/add_to_db_widget/GraphPlot/TreePlotter.py</text:span></text:a> </text:p>
      <text:p text:style-name="P4"><text:span text:style-name="T2"><text:tab/></text:span><text:a xlink:type="simple" xlink:href="https://github.com/FlorianGelb/DB_Rosen/blob/add_to_db_widget/GraphPlot/CustomNode.py" text:style-name="Internet_20_link" text:visited-style-name="Visited_20_Internet_20_Link"><text:span text:style-name="T3">https://github.com/FlorianGelb/DB_Rosen/blob/add_to_db_widget/GraphPlot/CustomNode.py</text:span></text:a> </text:p>
      <text:p text:style-name="P3"><text:tab/></text:p>
      <text:p text:style-name="P1"><text:span text:style-name="T4"><text:tab/>ü</text:span>ber diese Klassen können Graphen angezeigt werden.</text:p>
      <text:p text:style-name="P4"/>
      <text:p text:style-name="P2">Implementierung Teil NN / MLP:</text:p>
      <text:p text:style-name="P1"><text:span text:style-name="T1"><text:tab/></text:span>Das NN / MLP wird möglichst von Grund auf erstellt. Dabei könnten Bibliotheken <text:tab/>wie NumPy verwende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de" fo:country="DE" style:font-name-asian="Arial" style:font-size-asian="12pt" style:language-asian="zh" style:country-asian="CN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de" fo:country="DE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use-window-font-color="true" style:font-name="Times New Roman" fo:font-size="12pt" fo:language="de" fo:country="D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Arial1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style:use-window-font-color="true" style:font-name="Times New Roman" fo:font-size="12pt" fo:language="de" fo:country="DE" fo:font-style="italic" style:font-name-asian="Arial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size="12pt" fo:language="de" fo:country="DE" style:font-name-asian="Arial1" style:font-size-asian="12pt" style:language-asian="zh" style:country-asian="CN" style:font-name-complex="Times New Roman" fo:hyphenate="false" fo:hyphenation-remain-char-count="2" fo:hyphenation-push-char-count="2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762cm"/>
      </text:list-level-style-number>
      <text:list-level-style-number text:level="2" text:style-name="RTF_5f_Num_20_3_20_2" style:num-format="">
        <style:list-level-properties text:min-label-width="1.016cm"/>
      </text:list-level-style-number>
      <text:list-level-style-number text:level="3" text:style-name="RTF_5f_Num_20_3_20_3" style:num-format="">
        <style:list-level-properties text:min-label-width="1.27cm"/>
      </text:list-level-style-number>
      <text:list-level-style-number text:level="4" text:style-name="RTF_5f_Num_20_3_20_4" style:num-format="">
        <style:list-level-properties text:min-label-width="1.524cm"/>
      </text:list-level-style-number>
      <text:list-level-style-number text:level="5" text:style-name="RTF_5f_Num_20_3_20_5" style:num-format="">
        <style:list-level-properties text:min-label-width="1.778cm"/>
      </text:list-level-style-number>
      <text:list-level-style-number text:level="6" text:style-name="RTF_5f_Num_20_3_20_6" style:num-format="">
        <style:list-level-properties text:min-label-width="2.032cm"/>
      </text:list-level-style-number>
      <text:list-level-style-number text:level="7" text:style-name="RTF_5f_Num_20_3_20_7" style:num-format="">
        <style:list-level-properties text:min-label-width="2.286cm"/>
      </text:list-level-style-number>
      <text:list-level-style-number text:level="8" text:style-name="RTF_5f_Num_20_3_20_8" style:num-format="">
        <style:list-level-properties text:min-label-width="2.54cm"/>
      </text:list-level-style-number>
      <text:list-level-style-number text:level="9" text:style-name="RTF_5f_Num_20_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document-statistic meta:table-count="0" meta:image-count="0" meta:object-count="0" meta:page-count="1" meta:paragraph-count="21" meta:word-count="143" meta:character-count="1226"/>
  </office:meta>
</office:document-meta>
</file>